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1.536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1.711cm"/>
    </style:style>
    <style:style style:name="co14" style:family="table-column">
      <style:table-column-properties fo:break-before="auto" style:column-width="2.217cm"/>
    </style:style>
    <style:style style:name="co15" style:family="table-column">
      <style:table-column-properties fo:break-before="auto" style:column-width="1.953cm"/>
    </style:style>
    <style:style style:name="co16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558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3.358cm"/>
    </style:style>
    <style:style style:name="co20" style:family="table-column">
      <style:table-column-properties fo:break-before="auto" style:column-width="3.38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16127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1635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4 年 9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1635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224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224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224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224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9080" calcext:value-type="float">
            <text:p><text:s text:c="3"/>79,080</text:p>
          </table:table-cell>
          <table:table-cell table:style-name="ce25" office:value-type="float" office:value="2782" calcext:value-type="float">
            <text:p><text:s text:c="3"/>2,782</text:p>
          </table:table-cell>
          <table:table-cell table:style-name="ce25" office:value-type="float" office:value="6385" calcext:value-type="float">
            <text:p><text:s text:c="3"/>6,385</text:p>
          </table:table-cell>
          <table:table-cell table:style-name="ce25" office:value-type="float" office:value="6477" calcext:value-type="float">
            <text:p><text:s text:c="3"/>6,477</text:p>
          </table:table-cell>
          <table:table-cell table:style-name="ce25" office:value-type="float" office:value="2914" calcext:value-type="float">
            <text:p><text:s text:c="3"/>2,914</text:p>
          </table:table-cell>
          <table:table-cell table:style-name="ce25" office:value-type="float" office:value="2741" calcext:value-type="float">
            <text:p><text:s text:c="3"/>2,741</text:p>
          </table:table-cell>
          <table:table-cell table:style-name="ce25" office:value-type="float" office:value="1626" calcext:value-type="float">
            <text:p><text:s text:c="3"/>1,626</text:p>
          </table:table-cell>
          <table:table-cell table:style-name="ce25" office:value-type="float" office:value="2563" calcext:value-type="float">
            <text:p><text:s text:c="3"/>2,563</text:p>
          </table:table-cell>
          <table:table-cell table:style-name="ce25" office:value-type="float" office:value="7396" calcext:value-type="float">
            <text:p><text:s text:c="3"/>7,396</text:p>
          </table:table-cell>
          <table:table-cell table:style-name="ce25" office:value-type="float" office:value="470" calcext:value-type="float">
            <text:p><text:s text:c="3"/>470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3432" calcext:value-type="float">
            <text:p><text:s text:c="3"/>3,432</text:p>
          </table:table-cell>
          <table:table-cell table:style-name="ce25" office:value-type="float" office:value="41093" calcext:value-type="float">
            <text:p><text:s text:c="3"/>41,093</text:p>
          </table:table-cell>
          <table:table-cell table:style-name="ce25" office:value-type="float" office:value="1191" calcext:value-type="float">
            <text:p><text:s text:c="3"/>1,191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25" office:value-type="float" office:value="83608" calcext:value-type="float">
            <text:p><text:s text:c="3"/>83,608</text:p>
          </table:table-cell>
          <table:table-cell table:style-name="ce25" office:value-type="float" office:value="8402" calcext:value-type="float">
            <text:p><text:s text:c="3"/>8,402</text:p>
          </table:table-cell>
          <table:table-cell table:style-name="ce25" office:value-type="float" office:value="7530" calcext:value-type="float">
            <text:p><text:s text:c="3"/>7,530</text:p>
          </table:table-cell>
          <table:table-cell table:style-name="ce25" office:value-type="float" office:value="4055" calcext:value-type="float">
            <text:p><text:s text:c="3"/>4,055</text:p>
          </table:table-cell>
          <table:table-cell table:style-name="ce25" office:value-type="float" office:value="4159" calcext:value-type="float">
            <text:p><text:s text:c="3"/>4,159</text:p>
          </table:table-cell>
          <table:table-cell table:style-name="ce25" office:value-type="float" office:value="3385" calcext:value-type="float">
            <text:p><text:s text:c="3"/>3,385</text:p>
          </table:table-cell>
          <table:table-cell table:style-name="ce25" office:value-type="float" office:value="1762" calcext:value-type="float">
            <text:p><text:s text:c="3"/>1,762</text:p>
          </table:table-cell>
          <table:table-cell table:style-name="ce25" office:value-type="float" office:value="2492" calcext:value-type="float">
            <text:p><text:s text:c="3"/>2,492</text:p>
          </table:table-cell>
          <table:table-cell table:style-name="ce25" office:value-type="float" office:value="6306" calcext:value-type="float">
            <text:p><text:s text:c="3"/>6,306</text:p>
          </table:table-cell>
          <table:table-cell table:style-name="ce25" office:value-type="float" office:value="883" calcext:value-type="float">
            <text:p><text:s text:c="3"/>883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432" calcext:value-type="float">
            <text:p><text:s text:c="3"/>3,432</text:p>
          </table:table-cell>
          <table:table-cell table:style-name="ce25" office:value-type="float" office:value="41093" calcext:value-type="float">
            <text:p><text:s text:c="3"/>41,093</text:p>
          </table:table-cell>
          <table:table-cell table:style-name="ce25" office:value-type="float" office:value="93" calcext:value-type="float">
            <text:p><text:s text:c="3"/>93</text:p>
          </table:table-cell>
          <table:table-cell table:style-name="ce25" office:value-type="float" office:value="16" calcext:value-type="float">
            <text:p><text:s text:c="3"/>16</text:p>
          </table:table-cell>
          <table:table-cell table:style-name="ce29" office:value-type="float" office:value="-4528" calcext:value-type="float">
            <text:p>－4,528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6734" calcext:value-type="float">
            <text:p><text:s text:c="3"/>36,734</text:p>
          </table:table-cell>
          <table:table-cell table:style-name="ce25" office:value-type="float" office:value="1246" calcext:value-type="float">
            <text:p><text:s text:c="3"/>1,246</text:p>
          </table:table-cell>
          <table:table-cell table:style-name="ce25" office:value-type="float" office:value="3131" calcext:value-type="float">
            <text:p><text:s text:c="3"/>3,131</text:p>
          </table:table-cell>
          <table:table-cell table:style-name="ce25" office:value-type="float" office:value="3027" calcext:value-type="float">
            <text:p><text:s text:c="3"/>3,027</text:p>
          </table:table-cell>
          <table:table-cell table:style-name="ce25" office:value-type="float" office:value="1331" calcext:value-type="float">
            <text:p><text:s text:c="3"/>1,331</text:p>
          </table:table-cell>
          <table:table-cell table:style-name="ce25" office:value-type="float" office:value="1284" calcext:value-type="float">
            <text:p><text:s text:c="3"/>1,284</text:p>
          </table:table-cell>
          <table:table-cell table:style-name="ce25" office:value-type="float" office:value="794" calcext:value-type="float">
            <text:p><text:s text:c="3"/>794</text:p>
          </table:table-cell>
          <table:table-cell table:style-name="ce25" office:value-type="float" office:value="1224" calcext:value-type="float">
            <text:p><text:s text:c="3"/>1,224</text:p>
          </table:table-cell>
          <table:table-cell table:style-name="ce25" office:value-type="float" office:value="3513" calcext:value-type="float">
            <text:p><text:s text:c="3"/>3,513</text:p>
          </table:table-cell>
          <table:table-cell table:style-name="ce25" office:value-type="float" office:value="252" calcext:value-type="float">
            <text:p><text:s text:c="3"/>252</text:p>
          </table:table-cell>
          <table:table-cell table:style-name="ce27" office:value-type="float" office:value="2" calcext:value-type="float">
            <text:p>2</text:p>
          </table:table-cell>
          <table:table-cell table:style-name="ce25" office:value-type="float" office:value="1615" calcext:value-type="float">
            <text:p><text:s text:c="3"/>1,615</text:p>
          </table:table-cell>
          <table:table-cell table:style-name="ce25" office:value-type="float" office:value="18912" calcext:value-type="float">
            <text:p><text:s text:c="3"/>18,912</text:p>
          </table:table-cell>
          <table:table-cell table:style-name="ce25" office:value-type="float" office:value="401" calcext:value-type="float">
            <text:p><text:s text:c="3"/>401</text:p>
          </table:table-cell>
          <table:table-cell table:style-name="ce25" office:value-type="float" office:value="2" calcext:value-type="float">
            <text:p><text:s text:c="3"/>2</text:p>
          </table:table-cell>
          <table:table-cell table:style-name="ce25" office:value-type="float" office:value="38903" calcext:value-type="float">
            <text:p><text:s text:c="3"/>38,903</text:p>
          </table:table-cell>
          <table:table-cell table:style-name="ce25" office:value-type="float" office:value="3770" calcext:value-type="float">
            <text:p><text:s text:c="3"/>3,770</text:p>
          </table:table-cell>
          <table:table-cell table:style-name="ce25" office:value-type="float" office:value="3447" calcext:value-type="float">
            <text:p><text:s text:c="3"/>3,447</text:p>
          </table:table-cell>
          <table:table-cell table:style-name="ce25" office:value-type="float" office:value="1904" calcext:value-type="float">
            <text:p><text:s text:c="3"/>1,904</text:p>
          </table:table-cell>
          <table:table-cell table:style-name="ce25" office:value-type="float" office:value="2029" calcext:value-type="float">
            <text:p><text:s text:c="3"/>2,029</text:p>
          </table:table-cell>
          <table:table-cell table:style-name="ce25" office:value-type="float" office:value="1594" calcext:value-type="float">
            <text:p><text:s text:c="3"/>1,594</text:p>
          </table:table-cell>
          <table:table-cell table:style-name="ce25" office:value-type="float" office:value="850" calcext:value-type="float">
            <text:p><text:s text:c="3"/>850</text:p>
          </table:table-cell>
          <table:table-cell table:style-name="ce25" office:value-type="float" office:value="1196" calcext:value-type="float">
            <text:p><text:s text:c="3"/>1,196</text:p>
          </table:table-cell>
          <table:table-cell table:style-name="ce25" office:value-type="float" office:value="3050" calcext:value-type="float">
            <text:p><text:s text:c="3"/>3,050</text:p>
          </table:table-cell>
          <table:table-cell table:style-name="ce25" office:value-type="float" office:value="486" calcext:value-type="float">
            <text:p><text:s text:c="3"/>486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615" calcext:value-type="float">
            <text:p><text:s text:c="3"/>1,615</text:p>
          </table:table-cell>
          <table:table-cell table:style-name="ce25" office:value-type="float" office:value="18912" calcext:value-type="float">
            <text:p><text:s text:c="3"/>18,912</text:p>
          </table:table-cell>
          <table:table-cell table:style-name="ce25" office:value-type="float" office:value="42" calcext:value-type="float">
            <text:p><text:s text:c="3"/>42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3" office:value-type="float" office:value="-2169" calcext:value-type="float">
            <text:p>－2,169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2346" calcext:value-type="float">
            <text:p><text:s text:c="3"/>42,346</text:p>
          </table:table-cell>
          <table:table-cell table:style-name="ce25" office:value-type="float" office:value="1536" calcext:value-type="float">
            <text:p><text:s text:c="3"/>1,536</text:p>
          </table:table-cell>
          <table:table-cell table:style-name="ce25" office:value-type="float" office:value="3254" calcext:value-type="float">
            <text:p><text:s text:c="3"/>3,254</text:p>
          </table:table-cell>
          <table:table-cell table:style-name="ce25" office:value-type="float" office:value="3450" calcext:value-type="float">
            <text:p><text:s text:c="3"/>3,450</text:p>
          </table:table-cell>
          <table:table-cell table:style-name="ce25" office:value-type="float" office:value="1583" calcext:value-type="float">
            <text:p><text:s text:c="3"/>1,583</text:p>
          </table:table-cell>
          <table:table-cell table:style-name="ce25" office:value-type="float" office:value="1457" calcext:value-type="float">
            <text:p><text:s text:c="3"/>1,457</text:p>
          </table:table-cell>
          <table:table-cell table:style-name="ce25" office:value-type="float" office:value="832" calcext:value-type="float">
            <text:p><text:s text:c="3"/>832</text:p>
          </table:table-cell>
          <table:table-cell table:style-name="ce25" office:value-type="float" office:value="1339" calcext:value-type="float">
            <text:p><text:s text:c="3"/>1,339</text:p>
          </table:table-cell>
          <table:table-cell table:style-name="ce25" office:value-type="float" office:value="3883" calcext:value-type="float">
            <text:p><text:s text:c="3"/>3,883</text:p>
          </table:table-cell>
          <table:table-cell table:style-name="ce25" office:value-type="float" office:value="218" calcext:value-type="float">
            <text:p><text:s text:c="3"/>218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817" calcext:value-type="float">
            <text:p><text:s text:c="3"/>1,817</text:p>
          </table:table-cell>
          <table:table-cell table:style-name="ce25" office:value-type="float" office:value="22181" calcext:value-type="float">
            <text:p><text:s text:c="3"/>22,181</text:p>
          </table:table-cell>
          <table:table-cell table:style-name="ce25" office:value-type="float" office:value="790" calcext:value-type="float">
            <text:p><text:s text:c="3"/>790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44705" calcext:value-type="float">
            <text:p><text:s text:c="3"/>44,705</text:p>
          </table:table-cell>
          <table:table-cell table:style-name="ce25" office:value-type="float" office:value="4632" calcext:value-type="float">
            <text:p><text:s text:c="3"/>4,632</text:p>
          </table:table-cell>
          <table:table-cell table:style-name="ce25" office:value-type="float" office:value="4083" calcext:value-type="float">
            <text:p><text:s text:c="3"/>4,083</text:p>
          </table:table-cell>
          <table:table-cell table:style-name="ce25" office:value-type="float" office:value="2151" calcext:value-type="float">
            <text:p><text:s text:c="3"/>2,151</text:p>
          </table:table-cell>
          <table:table-cell table:style-name="ce25" office:value-type="float" office:value="2130" calcext:value-type="float">
            <text:p><text:s text:c="3"/>2,130</text:p>
          </table:table-cell>
          <table:table-cell table:style-name="ce25" office:value-type="float" office:value="1791" calcext:value-type="float">
            <text:p><text:s text:c="3"/>1,791</text:p>
          </table:table-cell>
          <table:table-cell table:style-name="ce25" office:value-type="float" office:value="912" calcext:value-type="float">
            <text:p><text:s text:c="3"/>912</text:p>
          </table:table-cell>
          <table:table-cell table:style-name="ce25" office:value-type="float" office:value="1296" calcext:value-type="float">
            <text:p><text:s text:c="3"/>1,296</text:p>
          </table:table-cell>
          <table:table-cell table:style-name="ce25" office:value-type="float" office:value="3256" calcext:value-type="float">
            <text:p><text:s text:c="3"/>3,256</text:p>
          </table:table-cell>
          <table:table-cell table:style-name="ce25" office:value-type="float" office:value="397" calcext:value-type="float">
            <text:p><text:s text:c="3"/>397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817" calcext:value-type="float">
            <text:p><text:s text:c="3"/>1,817</text:p>
          </table:table-cell>
          <table:table-cell table:style-name="ce25" office:value-type="float" office:value="22181" calcext:value-type="float">
            <text:p><text:s text:c="3"/>22,181</text:p>
          </table:table-cell>
          <table:table-cell table:style-name="ce25" office:value-type="float" office:value="51" calcext:value-type="float">
            <text:p><text:s text:c="3"/>51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4" office:value-type="float" office:value="-2359" calcext:value-type="float">
            <text:p>－2,359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3905" calcext:value-type="float">
            <text:p>13,905</text:p>
          </table:table-cell>
          <table:table-cell table:style-name="ce26" office:value-type="float" office:value="676" calcext:value-type="float">
            <text:p>67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231" calcext:value-type="float">
            <text:p>4,231</text:p>
          </table:table-cell>
          <table:table-cell table:style-name="ce26" office:value-type="float" office:value="921" calcext:value-type="float">
            <text:p>921</text:p>
          </table:table-cell>
          <table:table-cell table:style-name="ce26" office:value-type="float" office:value="341" calcext:value-type="float">
            <text:p>341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1446" calcext:value-type="float">
            <text:p>1,446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451" calcext:value-type="float">
            <text:p>5,451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834" calcext:value-type="float">
            <text:p>13,834</text:p>
          </table:table-cell>
          <table:table-cell table:style-name="ce26" office:value-type="float" office:value="1977" calcext:value-type="float">
            <text:p>1,97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426" calcext:value-type="float">
            <text:p>2,426</text:p>
          </table:table-cell>
          <table:table-cell table:style-name="ce26" office:value-type="float" office:value="1614" calcext:value-type="float">
            <text:p>1,614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144" calcext:value-type="float">
            <text:p>14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51" calcext:value-type="float">
            <text:p>5,451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71" calcext:value-type="float">
            <text:p>71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326" calcext:value-type="float">
            <text:p>6,326</text:p>
          </table:table-cell>
          <table:table-cell table:style-name="ce27" office:value-type="float" office:value="305" calcext:value-type="float">
            <text:p>30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51" calcext:value-type="float">
            <text:p>1,951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656" calcext:value-type="float">
            <text:p>656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490" calcext:value-type="float">
            <text:p>2,490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510" calcext:value-type="float">
            <text:p>6,510</text:p>
          </table:table-cell>
          <table:table-cell table:style-name="ce27" office:value-type="float" office:value="877" calcext:value-type="float">
            <text:p>87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57" calcext:value-type="float">
            <text:p>1,157</text:p>
          </table:table-cell>
          <table:table-cell table:style-name="ce27" office:value-type="float" office:value="797" calcext:value-type="float">
            <text:p>797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725" calcext:value-type="float">
            <text:p>725</text:p>
          </table:table-cell>
          <table:table-cell table:style-name="ce27" office:value-type="float" office:value="81" calcext:value-type="float">
            <text:p>8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90" calcext:value-type="float">
            <text:p>2,49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-184" calcext:value-type="float">
            <text:p><text:s/>－184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579" calcext:value-type="float">
            <text:p>7,579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80" calcext:value-type="float">
            <text:p>2,280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61" calcext:value-type="float">
            <text:p>2,961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324" calcext:value-type="float">
            <text:p>7,324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63" calcext:value-type="float">
            <text:p>6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61" calcext:value-type="float">
            <text:p>2,96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255" calcext:value-type="float">
            <text:p>255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476" calcext:value-type="float">
            <text:p>10,476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2426" calcext:value-type="float">
            <text:p>2,42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688" calcext:value-type="float">
            <text:p>688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82" calcext:value-type="float">
            <text:p>5,482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4106" calcext:value-type="float">
            <text:p>14,106</text:p>
          </table:table-cell>
          <table:table-cell table:style-name="ce26" office:value-type="float" office:value="2116" calcext:value-type="float">
            <text:p>2,116</text:p>
          </table:table-cell>
          <table:table-cell table:style-name="ce26" office:value-type="float" office:value="4231" calcext:value-type="float">
            <text:p>4,23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29" calcext:value-type="float">
            <text:p>729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867" calcext:value-type="float">
            <text:p>867</text:p>
          </table:table-cell>
          <table:table-cell table:style-name="ce26" office:value-type="float" office:value="84" calcext:value-type="float">
            <text:p>8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82" calcext:value-type="float">
            <text:p>5,482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-3630" calcext:value-type="float">
            <text:p><text:s/>－3,630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859" calcext:value-type="float">
            <text:p>4,859</text:p>
          </table:table-cell>
          <table:table-cell table:style-name="ce27" office:value-type="float" office:value="286" calcext:value-type="float">
            <text:p>286</text:p>
          </table:table-cell>
          <table:table-cell table:style-name="ce27" office:value-type="float" office:value="1157" calcext:value-type="float">
            <text:p>1,15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55" calcext:value-type="float">
            <text:p>2,555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546" calcext:value-type="float">
            <text:p>6,546</text:p>
          </table:table-cell>
          <table:table-cell table:style-name="ce27" office:value-type="float" office:value="952" calcext:value-type="float">
            <text:p>952</text:p>
          </table:table-cell>
          <table:table-cell table:style-name="ce27" office:value-type="float" office:value="1951" calcext:value-type="float">
            <text:p>1,95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54" calcext:value-type="float">
            <text:p>354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413" calcext:value-type="float">
            <text:p>413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55" calcext:value-type="float">
            <text:p>2,55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1687" calcext:value-type="float">
            <text:p><text:s/>－1,687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617" calcext:value-type="float">
            <text:p>5,617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27" calcext:value-type="float">
            <text:p>2,927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560" calcext:value-type="float">
            <text:p>7,560</text:p>
          </table:table-cell>
          <table:table-cell table:style-name="ce28" office:value-type="float" office:value="1164" calcext:value-type="float">
            <text:p>1,164</text:p>
          </table:table-cell>
          <table:table-cell table:style-name="ce28" office:value-type="float" office:value="2280" calcext:value-type="float">
            <text:p>2,28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27" calcext:value-type="float">
            <text:p>2,927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1943" calcext:value-type="float">
            <text:p><text:s/>－1,943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004" calcext:value-type="float">
            <text:p>9,004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1614" calcext:value-type="float">
            <text:p>1,614</text:p>
          </table:table-cell>
          <table:table-cell table:style-name="ce26" office:value-type="float" office:value="729" calcext:value-type="float">
            <text:p>72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1154" calcext:value-type="float">
            <text:p>1,154</text:p>
          </table:table-cell>
          <table:table-cell table:style-name="ce26" office:value-type="float" office:value="82" calcext:value-type="float">
            <text:p>8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36" calcext:value-type="float">
            <text:p>4,436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147" calcext:value-type="float">
            <text:p>8,147</text:p>
          </table:table-cell>
          <table:table-cell table:style-name="ce26" office:value-type="float" office:value="785" calcext:value-type="float">
            <text:p>785</text:p>
          </table:table-cell>
          <table:table-cell table:style-name="ce26" office:value-type="float" office:value="921" calcext:value-type="float">
            <text:p>921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962" calcext:value-type="float">
            <text:p>962</text:p>
          </table:table-cell>
          <table:table-cell table:style-name="ce26" office:value-type="float" office:value="115" calcext:value-type="float">
            <text:p>11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36" calcext:value-type="float">
            <text:p>4,436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857" calcext:value-type="float">
            <text:p>857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305" calcext:value-type="float">
            <text:p>4,305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797" calcext:value-type="float">
            <text:p>797</text:p>
          </table:table-cell>
          <table:table-cell table:style-name="ce27" office:value-type="float" office:value="354" calcext:value-type="float">
            <text:p>35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568" calcext:value-type="float">
            <text:p>568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98" calcext:value-type="float">
            <text:p>2,09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796" calcext:value-type="float">
            <text:p>3,796</text:p>
          </table:table-cell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98" calcext:value-type="float">
            <text:p>2,09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509" calcext:value-type="float">
            <text:p>509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699" calcext:value-type="float">
            <text:p>4,699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38" calcext:value-type="float">
            <text:p>2,338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351" calcext:value-type="float">
            <text:p>4,351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38" calcext:value-type="float">
            <text:p>2,33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348" calcext:value-type="float">
            <text:p>348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629" calcext:value-type="float">
            <text:p>10,629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2050" calcext:value-type="float">
            <text:p>2,050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812" calcext:value-type="float">
            <text:p>6,812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368" calcext:value-type="float">
            <text:p>10,368</text:p>
          </table:table-cell>
          <table:table-cell table:style-name="ce26" office:value-type="float" office:value="801" calcext:value-type="float">
            <text:p>801</text:p>
          </table:table-cell>
          <table:table-cell table:style-name="ce26" office:value-type="float" office:value="341" calcext:value-type="float">
            <text:p>341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464" calcext:value-type="float">
            <text:p>1,464</text:p>
          </table:table-cell>
          <table:table-cell table:style-name="ce26" office:value-type="float" office:value="102" calcext:value-type="float">
            <text:p>10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812" calcext:value-type="float">
            <text:p>6,81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261" calcext:value-type="float">
            <text:p>261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813" calcext:value-type="float">
            <text:p>4,813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956" calcext:value-type="float">
            <text:p>956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46" calcext:value-type="float">
            <text:p>3,0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708" calcext:value-type="float">
            <text:p>4,708</text:p>
          </table:table-cell>
          <table:table-cell table:style-name="ce27" office:value-type="float" office:value="374" calcext:value-type="float">
            <text:p>374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683" calcext:value-type="float">
            <text:p>683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46" calcext:value-type="float">
            <text:p>3,04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05" calcext:value-type="float">
            <text:p>105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816" calcext:value-type="float">
            <text:p>5,816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766" calcext:value-type="float">
            <text:p>3,766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766" calcext:value-type="float">
            <text:p>3,76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156" calcext:value-type="float">
            <text:p>156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902" calcext:value-type="float">
            <text:p>5,902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15" calcext:value-type="float">
            <text:p>515</text:p>
          </table:table-cell>
          <table:table-cell table:style-name="ce26" office:value-type="float" office:value="609" calcext:value-type="float">
            <text:p>609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63" calcext:value-type="float">
            <text:p>3,963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026" calcext:value-type="float">
            <text:p>6,026</text:p>
          </table:table-cell>
          <table:table-cell table:style-name="ce26" office:value-type="float" office:value="434" calcext:value-type="float">
            <text:p>434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72" calcext:value-type="float">
            <text:p>7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63" calcext:value-type="float">
            <text:p>3,96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-124" calcext:value-type="float">
            <text:p><text:s/>－124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738" calcext:value-type="float">
            <text:p>2,73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294" calcext:value-type="float">
            <text:p>294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16" calcext:value-type="float">
            <text:p>1,81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84" calcext:value-type="float">
            <text:p>2,784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41" calcext:value-type="float">
            <text:p>4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16" calcext:value-type="float">
            <text:p>1,8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46" calcext:value-type="float">
            <text:p><text:s/>－46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47" calcext:value-type="float">
            <text:p>2,14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42" calcext:value-type="float">
            <text:p>3,242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47" calcext:value-type="float">
            <text:p>2,14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78" calcext:value-type="float">
            <text:p><text:s/>－78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090" calcext:value-type="float">
            <text:p>9,090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97" calcext:value-type="float">
            <text:p>1,19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231" calcext:value-type="float">
            <text:p>6,231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606" calcext:value-type="float">
            <text:p>9,606</text:p>
          </table:table-cell>
          <table:table-cell table:style-name="ce26" office:value-type="float" office:value="799" calcext:value-type="float">
            <text:p>799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515" calcext:value-type="float">
            <text:p>51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15" calcext:value-type="float">
            <text:p>1,015</text:p>
          </table:table-cell>
          <table:table-cell table:style-name="ce26" office:value-type="float" office:value="114" calcext:value-type="float">
            <text:p>11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231" calcext:value-type="float">
            <text:p>6,23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516" calcext:value-type="float">
            <text:p><text:s/>－516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198" calcext:value-type="float">
            <text:p>4,198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74" calcext:value-type="float">
            <text:p>57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851" calcext:value-type="float">
            <text:p>2,851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427" calcext:value-type="float">
            <text:p>4,427</text:p>
          </table:table-cell>
          <table:table-cell table:style-name="ce27" office:value-type="float" office:value="345" calcext:value-type="float">
            <text:p>345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65" calcext:value-type="float">
            <text:p>6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51" calcext:value-type="float">
            <text:p>2,85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229" calcext:value-type="float">
            <text:p><text:s/>－229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892" calcext:value-type="float">
            <text:p>4,892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80" calcext:value-type="float">
            <text:p>3,38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179" calcext:value-type="float">
            <text:p>5,179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80" calcext:value-type="float">
            <text:p>3,38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287" calcext:value-type="float">
            <text:p><text:s/>－287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8980" calcext:value-type="float">
            <text:p><text:s text:c="3"/>18,980</text:p>
          </table:table-cell>
          <table:table-cell table:style-name="ce29" office:value-type="float" office:value="478" calcext:value-type="float">
            <text:p><text:s text:c="3"/>478</text:p>
          </table:table-cell>
          <table:table-cell table:style-name="ce29" office:value-type="float" office:value="1440" calcext:value-type="float">
            <text:p><text:s text:c="3"/>1,440</text:p>
          </table:table-cell>
          <table:table-cell table:style-name="ce29" office:value-type="float" office:value="867" calcext:value-type="float">
            <text:p><text:s text:c="3"/>867</text:p>
          </table:table-cell>
          <table:table-cell table:style-name="ce29" office:value-type="float" office:value="962" calcext:value-type="float">
            <text:p><text:s text:c="3"/>962</text:p>
          </table:table-cell>
          <table:table-cell table:style-name="ce29" office:value-type="float" office:value="1464" calcext:value-type="float">
            <text:p><text:s text:c="3"/>1,464</text:p>
          </table:table-cell>
          <table:table-cell table:style-name="ce29" office:value-type="float" office:value="469" calcext:value-type="float">
            <text:p><text:s text:c="3"/>469</text:p>
          </table:table-cell>
          <table:table-cell table:style-name="ce29" office:value-type="float" office:value="1015" calcext:value-type="float">
            <text:p><text:s text:c="3"/>1,01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9" calcext:value-type="float">
            <text:p><text:s text:c="3"/>8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430" calcext:value-type="float">
            <text:p><text:s text:c="3"/>3,430</text:p>
          </table:table-cell>
          <table:table-cell table:style-name="ce29" office:value-type="float" office:value="8526" calcext:value-type="float">
            <text:p><text:s text:c="3"/>8,526</text:p>
          </table:table-cell>
          <table:table-cell table:style-name="ce29" office:value-type="float" office:value="240" calcext:value-type="float">
            <text:p><text:s text:c="3"/>240</text:p>
          </table:table-cell>
          <table:table-cell table:style-name="ce29" office:value-type="float" office:value="0" calcext:value-type="float">
            <text:p>—</text:p>
          </table:table-cell>
          <table:table-cell table:style-name="ce29" office:value-type="float" office:value="20833" calcext:value-type="float">
            <text:p><text:s text:c="3"/>20,833</text:p>
          </table:table-cell>
          <table:table-cell table:style-name="ce29" office:value-type="float" office:value="1466" calcext:value-type="float">
            <text:p><text:s text:c="3"/>1,466</text:p>
          </table:table-cell>
          <table:table-cell table:style-name="ce29" office:value-type="float" office:value="1446" calcext:value-type="float">
            <text:p><text:s text:c="3"/>1,446</text:p>
          </table:table-cell>
          <table:table-cell table:style-name="ce29" office:value-type="float" office:value="688" calcext:value-type="float">
            <text:p><text:s text:c="3"/>688</text:p>
          </table:table-cell>
          <table:table-cell table:style-name="ce29" office:value-type="float" office:value="1154" calcext:value-type="float">
            <text:p><text:s text:c="3"/>1,154</text:p>
          </table:table-cell>
          <table:table-cell table:style-name="ce29" office:value-type="float" office:value="2050" calcext:value-type="float">
            <text:p><text:s text:c="3"/>2,050</text:p>
          </table:table-cell>
          <table:table-cell table:style-name="ce29" office:value-type="float" office:value="609" calcext:value-type="float">
            <text:p><text:s text:c="3"/>609</text:p>
          </table:table-cell>
          <table:table-cell table:style-name="ce29" office:value-type="float" office:value="1197" calcext:value-type="float">
            <text:p><text:s text:c="3"/>1,19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52" calcext:value-type="float">
            <text:p><text:s text:c="3"/>25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430" calcext:value-type="float">
            <text:p><text:s text:c="3"/>3,430</text:p>
          </table:table-cell>
          <table:table-cell table:style-name="ce29" office:value-type="float" office:value="8526" calcext:value-type="float">
            <text:p><text:s text:c="3"/>8,526</text:p>
          </table:table-cell>
          <table:table-cell table:style-name="ce29" office:value-type="float" office:value="14" calcext:value-type="float">
            <text:p><text:s text:c="3"/>14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1853" calcext:value-type="float">
            <text:p><text:s/>－1,853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8904" calcext:value-type="float">
            <text:p><text:s text:c="3"/>8,904</text:p>
          </table:table-cell>
          <table:table-cell table:style-name="ce30" office:value-type="float" office:value="223" calcext:value-type="float">
            <text:p><text:s text:c="3"/>223</text:p>
          </table:table-cell>
          <table:table-cell table:style-name="ce30" office:value-type="float" office:value="725" calcext:value-type="float">
            <text:p><text:s text:c="3"/>725</text:p>
          </table:table-cell>
          <table:table-cell table:style-name="ce30" office:value-type="float" office:value="413" calcext:value-type="float">
            <text:p><text:s text:c="3"/>413</text:p>
          </table:table-cell>
          <table:table-cell table:style-name="ce30" office:value-type="float" office:value="460" calcext:value-type="float">
            <text:p><text:s text:c="3"/>460</text:p>
          </table:table-cell>
          <table:table-cell table:style-name="ce30" office:value-type="float" office:value="683" calcext:value-type="float">
            <text:p><text:s text:c="3"/>683</text:p>
          </table:table-cell>
          <table:table-cell table:style-name="ce30" office:value-type="float" office:value="230" calcext:value-type="float">
            <text:p><text:s text:c="3"/>230</text:p>
          </table:table-cell>
          <table:table-cell table:style-name="ce30" office:value-type="float" office:value="490" calcext:value-type="float">
            <text:p><text:s text:c="3"/>49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9" calcext:value-type="float">
            <text:p><text:s text:c="3"/>4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615" calcext:value-type="float">
            <text:p><text:s text:c="3"/>1,615</text:p>
          </table:table-cell>
          <table:table-cell table:style-name="ce30" office:value-type="float" office:value="3958" calcext:value-type="float">
            <text:p><text:s text:c="3"/>3,958</text:p>
          </table:table-cell>
          <table:table-cell table:style-name="ce30" office:value-type="float" office:value="58" calcext:value-type="float">
            <text:p><text:s text:c="3"/>58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9766" calcext:value-type="float">
            <text:p><text:s text:c="3"/>9,766</text:p>
          </table:table-cell>
          <table:table-cell table:style-name="ce30" office:value-type="float" office:value="672" calcext:value-type="float">
            <text:p><text:s text:c="3"/>672</text:p>
          </table:table-cell>
          <table:table-cell table:style-name="ce30" office:value-type="float" office:value="656" calcext:value-type="float">
            <text:p><text:s text:c="3"/>656</text:p>
          </table:table-cell>
          <table:table-cell table:style-name="ce30" office:value-type="float" office:value="319" calcext:value-type="float">
            <text:p><text:s text:c="3"/>319</text:p>
          </table:table-cell>
          <table:table-cell table:style-name="ce30" office:value-type="float" office:value="568" calcext:value-type="float">
            <text:p><text:s text:c="3"/>568</text:p>
          </table:table-cell>
          <table:table-cell table:style-name="ce30" office:value-type="float" office:value="956" calcext:value-type="float">
            <text:p><text:s text:c="3"/>956</text:p>
          </table:table-cell>
          <table:table-cell table:style-name="ce30" office:value-type="float" office:value="294" calcext:value-type="float">
            <text:p><text:s text:c="3"/>294</text:p>
          </table:table-cell>
          <table:table-cell table:style-name="ce30" office:value-type="float" office:value="574" calcext:value-type="float">
            <text:p><text:s text:c="3"/>57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46" calcext:value-type="float">
            <text:p><text:s text:c="3"/>14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615" calcext:value-type="float">
            <text:p><text:s text:c="3"/>1,615</text:p>
          </table:table-cell>
          <table:table-cell table:style-name="ce30" office:value-type="float" office:value="3958" calcext:value-type="float">
            <text:p><text:s text:c="3"/>3,958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862" calcext:value-type="float">
            <text:p><text:s/>－862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0076" calcext:value-type="float">
            <text:p><text:s text:c="3"/>10,076</text:p>
          </table:table-cell>
          <table:table-cell table:style-name="ce31" office:value-type="float" office:value="255" calcext:value-type="float">
            <text:p><text:s text:c="3"/>255</text:p>
          </table:table-cell>
          <table:table-cell table:style-name="ce31" office:value-type="float" office:value="715" calcext:value-type="float">
            <text:p><text:s text:c="3"/>715</text:p>
          </table:table-cell>
          <table:table-cell table:style-name="ce31" office:value-type="float" office:value="454" calcext:value-type="float">
            <text:p><text:s text:c="3"/>454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style-name="ce31" office:value-type="float" office:value="781" calcext:value-type="float">
            <text:p><text:s text:c="3"/>781</text:p>
          </table:table-cell>
          <table:table-cell table:style-name="ce31" office:value-type="float" office:value="239" calcext:value-type="float">
            <text:p><text:s text:c="3"/>239</text:p>
          </table:table-cell>
          <table:table-cell table:style-name="ce31" office:value-type="float" office:value="525" calcext:value-type="float">
            <text:p><text:s text:c="3"/>52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815" calcext:value-type="float">
            <text:p><text:s text:c="3"/>1,815</text:p>
          </table:table-cell>
          <table:table-cell table:style-name="ce31" office:value-type="float" office:value="4568" calcext:value-type="float">
            <text:p><text:s text:c="3"/>4,568</text:p>
          </table:table-cell>
          <table:table-cell table:style-name="ce31" office:value-type="float" office:value="182" calcext:value-type="float">
            <text:p><text:s text:c="3"/>182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11067" calcext:value-type="float">
            <text:p><text:s text:c="3"/>11,067</text:p>
          </table:table-cell>
          <table:table-cell table:style-name="ce31" office:value-type="float" office:value="794" calcext:value-type="float">
            <text:p><text:s text:c="3"/>794</text:p>
          </table:table-cell>
          <table:table-cell table:style-name="ce31" office:value-type="float" office:value="790" calcext:value-type="float">
            <text:p><text:s text:c="3"/>790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586" calcext:value-type="float">
            <text:p><text:s text:c="3"/>586</text:p>
          </table:table-cell>
          <table:table-cell table:style-name="ce31" office:value-type="float" office:value="1094" calcext:value-type="float">
            <text:p><text:s text:c="3"/>1,094</text:p>
          </table:table-cell>
          <table:table-cell table:style-name="ce31" office:value-type="float" office:value="315" calcext:value-type="float">
            <text:p><text:s text:c="3"/>315</text:p>
          </table:table-cell>
          <table:table-cell table:style-name="ce31" office:value-type="float" office:value="623" calcext:value-type="float">
            <text:p><text:s text:c="3"/>62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06" calcext:value-type="float">
            <text:p><text:s text:c="3"/>10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815" calcext:value-type="float">
            <text:p><text:s text:c="3"/>1,815</text:p>
          </table:table-cell>
          <table:table-cell table:style-name="ce31" office:value-type="float" office:value="4568" calcext:value-type="float">
            <text:p><text:s text:c="3"/>4,568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991" calcext:value-type="float">
            <text:p><text:s/>－991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60" calcext:value-type="float">
            <text:p>1,66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56" calcext:value-type="float">
            <text:p>95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99" calcext:value-type="float">
            <text:p>1,59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956" calcext:value-type="float">
            <text:p>95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1" calcext:value-type="float">
            <text:p>61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32" calcext:value-type="float">
            <text:p>43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4" calcext:value-type="float">
            <text:p>64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24" calcext:value-type="float">
            <text:p>52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" calcext:value-type="float">
            <text:p><text:s/>－3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74" calcext:value-type="float">
            <text:p>1,974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61" calcext:value-type="float">
            <text:p>1,661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313" calcext:value-type="float">
            <text:p>313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52" calcext:value-type="float">
            <text:p>95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264" calcext:value-type="float">
            <text:p>26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00" calcext:value-type="float">
            <text:p>200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22" calcext:value-type="float">
            <text:p>1,02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13" calcext:value-type="float">
            <text:p>113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14" calcext:value-type="float">
            <text:p>1,31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41" calcext:value-type="float">
            <text:p>1,241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73" calcext:value-type="float">
            <text:p>73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25" calcext:value-type="float">
            <text:p>25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4" calcext:value-type="float">
            <text:p>63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215" calcext:value-type="float">
            <text:p>21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8" calcext:value-type="float">
            <text:p>48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96" calcext:value-type="float">
            <text:p>2,29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1395" calcext:value-type="float">
            <text:p>1,39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16" calcext:value-type="float">
            <text:p>3,316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1395" calcext:value-type="float">
            <text:p>1,39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020" calcext:value-type="float">
            <text:p><text:s/>－1,020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497" calcext:value-type="float">
            <text:p><text:s/>－497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59" calcext:value-type="float">
            <text:p>1,25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82" calcext:value-type="float">
            <text:p>1,782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766" calcext:value-type="float">
            <text:p>76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23" calcext:value-type="float">
            <text:p><text:s/>－523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47" calcext:value-type="float">
            <text:p>1,24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8" calcext:value-type="float">
            <text:p>1,33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91" calcext:value-type="float">
            <text:p><text:s/>－91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219" calcext:value-type="float">
            <text:p>21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9" calcext:value-type="float">
            <text:p><text:s/>－59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32" calcext:value-type="float">
            <text:p><text:s/>－32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05" calcext:value-type="float">
            <text:p>1,60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38" calcext:value-type="float">
            <text:p>1,93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784" calcext:value-type="float">
            <text:p>78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333" calcext:value-type="float">
            <text:p><text:s/>－333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181" calcext:value-type="float">
            <text:p><text:s/>－181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17" calcext:value-type="float">
            <text:p>1,017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9" office:value-type="float" office:value="-152" calcext:value-type="float">
            <text:p><text:s/>－152</text:p>
          </table:table-cell>
          <table:table-cell table:style-name="ce51" table:number-columns-repeated="1635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81" calcext:value-type="float">
            <text:p>1,18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97" calcext:value-type="float">
            <text:p>1,19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338" calcext:value-type="float">
            <text:p>33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6" calcext:value-type="float">
            <text:p><text:s/>－16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53" calcext:value-type="float">
            <text:p>15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" calcext:value-type="float">
            <text:p><text:s/>－10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4" calcext:value-type="float">
            <text:p>64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185" calcext:value-type="float">
            <text:p>18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" calcext:value-type="float">
            <text:p><text:s/>－6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93" calcext:value-type="float">
            <text:p>1,99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085" calcext:value-type="float">
            <text:p>1,08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37" calcext:value-type="float">
            <text:p>2,33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085" calcext:value-type="float">
            <text:p>1,08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44" calcext:value-type="float">
            <text:p><text:s/>－344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30" calcext:value-type="float">
            <text:p>1,13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520" calcext:value-type="float">
            <text:p>52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79" calcext:value-type="float">
            <text:p><text:s/>－179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42" calcext:value-type="float">
            <text:p>1,04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07" calcext:value-type="float">
            <text:p>1,207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565" calcext:value-type="float">
            <text:p>56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65" calcext:value-type="float">
            <text:p><text:s/>－165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99" calcext:value-type="float">
            <text:p><text:s/>－99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5" calcext:value-type="float">
            <text:p><text:s/>－55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44" calcext:value-type="float">
            <text:p><text:s/>－44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34" calcext:value-type="float">
            <text:p>1,03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625" calcext:value-type="float">
            <text:p>62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55" calcext:value-type="float">
            <text:p>1,15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625" calcext:value-type="float">
            <text:p>62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21" calcext:value-type="float">
            <text:p><text:s/>－121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85" calcext:value-type="float">
            <text:p>28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85" calcext:value-type="float">
            <text:p><text:s/>－85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1" calcext:value-type="float">
            <text:p>61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40" calcext:value-type="float">
            <text:p>34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6" calcext:value-type="float">
            <text:p><text:s/>－36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20" calcext:value-type="float">
            <text:p>1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13" calcext:value-type="float">
            <text:p>213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6" calcext:value-type="float">
            <text:p>6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56" calcext:value-type="float">
            <text:p>156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4" calcext:value-type="float">
            <text:p>5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7" calcext:value-type="float">
            <text:p>57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73" calcext:value-type="float">
            <text:p>1,27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07" calcext:value-type="float">
            <text:p>1,407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34" calcext:value-type="float">
            <text:p><text:s/>－134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58" calcext:value-type="float">
            <text:p><text:s/>－58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76" calcext:value-type="float">
            <text:p><text:s/>－76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42" calcext:value-type="float">
            <text:p>1,44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21" calcext:value-type="float">
            <text:p>1,721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279" calcext:value-type="float">
            <text:p><text:s/>－279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62" calcext:value-type="float">
            <text:p><text:s/>－162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81" calcext:value-type="float">
            <text:p>78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8" calcext:value-type="float">
            <text:p>898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346" calcext:value-type="float">
            <text:p>34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17" calcext:value-type="float">
            <text:p><text:s/>－117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66" calcext:value-type="float">
            <text:p>86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42" calcext:value-type="float">
            <text:p>942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239" calcext:value-type="float">
            <text:p>23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76" calcext:value-type="float">
            <text:p><text:s/>－76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06" calcext:value-type="float">
            <text:p>10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1" calcext:value-type="float">
            <text:p><text:s/>－21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69" calcext:value-type="float">
            <text:p>46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36" calcext:value-type="float">
            <text:p>3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33" calcext:value-type="float">
            <text:p>13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5" calcext:value-type="float">
            <text:p><text:s/>－55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1094" calcext:value-type="float">
            <text:p>1,09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252" calcext:value-type="float">
            <text:p>25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88" calcext:value-type="float">
            <text:p>688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89" calcext:value-type="float">
            <text:p>8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92" calcext:value-type="float">
            <text:p>19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406" calcext:value-type="float">
            <text:p>406</text:p>
          </table:table-cell>
          <table:table-cell table:style-name="ce51" table:number-columns-repeated="1635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91" calcext:value-type="float">
            <text:p>59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46" calcext:value-type="float">
            <text:p>146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98" calcext:value-type="float">
            <text:p>9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98" calcext:value-type="float">
            <text:p>9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225" calcext:value-type="float">
            <text:p>225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106" calcext:value-type="float">
            <text:p>10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181" calcext:value-type="float">
            <text:p>181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34" calcext:value-type="float">
            <text:p>93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211" calcext:value-type="float">
            <text:p>21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3" calcext:value-type="float">
            <text:p>73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72" calcext:value-type="float">
            <text:p>17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48" calcext:value-type="float">
            <text:p>348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21" calcext:value-type="float">
            <text:p>12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83" calcext:value-type="float">
            <text:p>8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83" calcext:value-type="float">
            <text:p>8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03" calcext:value-type="float">
            <text:p>203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90" calcext:value-type="float">
            <text:p>9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9" calcext:value-type="float">
            <text:p>8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45" calcext:value-type="float">
            <text:p>145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58" calcext:value-type="float">
            <text:p>58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2" calcext:value-type="float">
            <text:p>22</text:p>
          </table:table-cell>
          <table:table-cell table:style-name="ce51" table:number-columns-repeated="1635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6" calcext:value-type="float">
            <text:p>36</text:p>
          </table:table-cell>
          <table:table-cell table:style-name="ce51" table:number-columns-repeated="1635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224"/>
        </table:table-row>
        <table:table-row table:style-name="ro6" table:number-rows-repeated="4">
          <table:table-cell table:number-columns-repeated="257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11-遷徙'.$A$1" table:cell-range-address="$'11-遷徙'.$1:.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1P1" style:volatile="true">
      <number:text> －</number:text>
      <number:fill-character> </number:fill-character>
      <number:number number:decimal-places="0" number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24.2.7.2$Linux_X86_64 LibreOffice_project/420$Build-2</meta:generator>
  </office:meta>
</office:document-meta>
</file>